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177" officeooo:paragraph-rsid="0010f1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
      <text:p text:style-name="P1">You enter the space station from the the dock from your ship. there ar three paths to take. the door in front of you, one to the right, one to the left and the maintenance hatch in the floor.</text:p>
      <text:p text:style-name="P1"/>
      <text:p text:style-name="P1">2</text:p>
      <text:p text:style-name="P1"/>
      <text:p text:style-name="P1">you enter a hall two doors along the halls on either side. a door, at the end the hall is a door. on either side seem to be emitting noise. sounds like many foot falls do you go through one of the doors or wait and try and make friends.</text:p>
      <text:p text:style-name="P1"/>
      <text:p text:style-name="P1">3</text:p>
      <text:p text:style-name="P1"/>
      <text:p text:style-name="P1">You escape through the door at the end space guards right on your heals. </text:p>
      <text:p text:style-name="P1">You manage to bar the door behind you but it wont hold them for long.</text:p>
      <text:p text:style-name="P1">Once again <text:s/>you have four options (humm weird). <text:s/>You are in a big room there are three doors.</text:p>
      <text:p text:style-name="P1">there is also a alien toad looking thing with a big mouth full of teeth, he says (because course it can talk). jump in to my mouth I will hide you from them.</text:p>
      <text:p text:style-name="P1"/>
      <text:p text:style-name="P1">4</text:p>
      <text:p text:style-name="P1"/>
      <text:p text:style-name="P1">Finely you enter a hanger with multiple ships maybe you can get a lead on the guards by taking a ship to <text:s/>a different place on the station. If one of the ships have a working on board computer maybe u can use it to find out were in this crazy place were the space princes is located.</text:p>
      <text:p text:style-name="P1">Their are you guessed it four. junky looking ship one and two a space fighter and last but not least</text:p>
      <text:p text:style-name="P1">a luxury transport.</text:p>
      <text:p text:style-name="P1"/>
      <text:p text:style-name="P1">5</text:p>
      <text:p text:style-name="P1"/>
      <text:p text:style-name="P1">You did it the computer on the transport took you right by were the princess is but is she in the gardens the library training room or in her bedroo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2:44:02.347470165</meta:creation-date>
    <dc:date>2023-06-06T14:38:05.379658039</dc:date>
    <meta:editing-duration>PT57M58S</meta:editing-duration>
    <meta:editing-cycles>1</meta:editing-cycles>
    <meta:document-statistic meta:table-count="0" meta:image-count="0" meta:object-count="0" meta:page-count="1" meta:paragraph-count="15" meta:word-count="285" meta:character-count="1376" meta:non-whitespace-character-count="1102"/>
    <meta:generator>LibreOffice/7.3.7.2$Linux_X86_64 LibreOffice_project/30$Build-2</meta:generator>
  </office:meta>
</office:document-meta>
</file>